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ce6ec" officeooo:paragraph-rsid="001ce6ec"/>
    </style:style>
    <style:style style:name="P2" style:family="paragraph" style:parent-style-name="Standard">
      <style:text-properties style:font-name="Arial" officeooo:rsid="001eef73" officeooo:paragraph-rsid="001eef73"/>
    </style:style>
    <style:style style:name="P3" style:family="paragraph" style:parent-style-name="Standard">
      <style:text-properties style:font-name="Arial" officeooo:rsid="001f6067" officeooo:paragraph-rsid="001f6067"/>
    </style:style>
    <style:style style:name="P4" style:family="paragraph" style:parent-style-name="Standard">
      <style:text-properties style:font-name="Arial" officeooo:rsid="00220dc6" officeooo:paragraph-rsid="00220dc6"/>
    </style:style>
    <style:style style:name="P5" style:family="paragraph" style:parent-style-name="Standard">
      <style:text-properties style:font-name="Arial" officeooo:rsid="00231cdc" officeooo:paragraph-rsid="00231cdc"/>
    </style:style>
    <style:style style:name="P6" style:family="paragraph" style:parent-style-name="Standard">
      <style:text-properties style:font-name="Arial" officeooo:rsid="002a70c4" officeooo:paragraph-rsid="002a70c4"/>
    </style:style>
    <style:style style:name="P7" style:family="paragraph" style:parent-style-name="Standard">
      <style:text-properties style:font-name="Arial" officeooo:rsid="002f4ffe" officeooo:paragraph-rsid="002f4ffe"/>
    </style:style>
    <style:style style:name="P8" style:family="paragraph" style:parent-style-name="Standard">
      <style:text-properties style:font-name="Arial" officeooo:rsid="002f9e03" officeooo:paragraph-rsid="002f9e03"/>
    </style:style>
    <style:style style:name="P9" style:family="paragraph" style:parent-style-name="Standard">
      <style:text-properties style:font-name="Arial" officeooo:rsid="00301826" officeooo:paragraph-rsid="00301826"/>
    </style:style>
    <style:style style:name="P10" style:family="paragraph" style:parent-style-name="Standard">
      <style:text-properties style:font-name="Arial" officeooo:rsid="003200c7" officeooo:paragraph-rsid="003200c7"/>
    </style:style>
    <style:style style:name="P11" style:family="paragraph" style:parent-style-name="Standard">
      <style:text-properties style:font-name="Arial" officeooo:rsid="0035f85c" officeooo:paragraph-rsid="0035f85c"/>
    </style:style>
    <style:style style:name="P12" style:family="paragraph" style:parent-style-name="Standard">
      <style:text-properties style:font-name="Arial" officeooo:rsid="003ad064" officeooo:paragraph-rsid="003ad064"/>
    </style:style>
    <style:style style:name="P13" style:family="paragraph" style:parent-style-name="Standard">
      <style:text-properties style:font-name="Arial" officeooo:rsid="00417b7a" officeooo:paragraph-rsid="00417b7a"/>
    </style:style>
    <style:style style:name="P14" style:family="paragraph" style:parent-style-name="Standard">
      <style:text-properties style:font-name="Arial" fo:font-weight="normal" officeooo:rsid="00417b7a" officeooo:paragraph-rsid="0043428a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48b3d1" officeooo:paragraph-rsid="0048b3d1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4cad39" officeooo:paragraph-rsid="004cad39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504809" officeooo:paragraph-rsid="00504809" style:font-weight-asian="normal" style:font-weight-complex="normal"/>
    </style:style>
    <style:style style:name="P18" style:family="paragraph" style:parent-style-name="Standard">
      <style:text-properties style:font-name="Arial" fo:font-weight="normal" officeooo:rsid="0056acd2" officeooo:paragraph-rsid="0056acd2" style:font-weight-asian="normal" style:font-weight-complex="normal"/>
    </style:style>
    <style:style style:name="T1" style:family="text">
      <style:text-properties officeooo:rsid="001dea7f"/>
    </style:style>
    <style:style style:name="T2" style:family="text">
      <style:text-properties officeooo:rsid="001f6067"/>
    </style:style>
    <style:style style:name="T3" style:family="text">
      <style:text-properties officeooo:rsid="00251041"/>
    </style:style>
    <style:style style:name="T4" style:family="text">
      <style:text-properties officeooo:rsid="0025e14b"/>
    </style:style>
    <style:style style:name="T5" style:family="text">
      <style:text-properties officeooo:rsid="002715e3"/>
    </style:style>
    <style:style style:name="T6" style:family="text">
      <style:text-properties officeooo:rsid="002cb138"/>
    </style:style>
    <style:style style:name="T7" style:family="text">
      <style:text-properties officeooo:rsid="002f4146"/>
    </style:style>
    <style:style style:name="T8" style:family="text">
      <style:text-properties officeooo:rsid="003cc089"/>
    </style:style>
    <style:style style:name="T9" style:family="text">
      <style:text-properties officeooo:rsid="003e6589"/>
    </style:style>
    <style:style style:name="T10" style:family="text">
      <style:text-properties officeooo:rsid="00405977"/>
    </style:style>
    <style:style style:name="T11" style:family="text">
      <style:text-properties officeooo:rsid="00414a29"/>
    </style:style>
    <style:style style:name="T12" style:family="text">
      <style:text-properties officeooo:rsid="00450d62"/>
    </style:style>
    <style:style style:name="T13" style:family="text">
      <style:text-properties officeooo:rsid="0046f59c"/>
    </style:style>
    <style:style style:name="T14" style:family="text">
      <style:text-properties officeooo:rsid="005812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)</text:p>
      <text:p text:style-name="P1">3400 items/min/<text:span text:style-name="T1">8</text:span></text:p>
      <text:p text:style-name="P2">425 items/min/Automat</text:p>
      <text:p text:style-name="P2">425*6 = <text:span text:style-name="T2">2550</text:span></text:p>
      <text:p text:style-name="P2"/>
      <text:p text:style-name="P2"/>
      <text:p text:style-name="P3">2)</text:p>
      <text:p text:style-name="P4">x = y + 4</text:p>
      <text:p text:style-name="P6">z = y – 3</text:p>
      <text:p text:style-name="P4">x+y+z = 106</text:p>
      <text:p text:style-name="P5">(106-<text:span text:style-name="T6">1</text:span>)/<text:span text:style-name="T3">3</text:span><text:span text:style-name="T4">=</text:span><text:span text:style-name="T5">3</text:span><text:span text:style-name="T7">5</text:span></text:p>
      <text:p text:style-name="P7">y = 35</text:p>
      <text:p text:style-name="P7">z = 35-3=32</text:p>
      <text:p text:style-name="P7">x =35+4 = 39</text:p>
      <text:p text:style-name="P7"/>
      <text:p text:style-name="P8">32+35+39=106</text:p>
      <text:p text:style-name="P8"/>
      <text:p text:style-name="P8"/>
      <text:p text:style-name="P9">3)</text:p>
      <text:p text:style-name="P10">510000000km²</text:p>
      <text:p text:style-name="P10"/>
      <text:p text:style-name="P10"/>
      <text:p text:style-name="P11">4)</text:p>
      <text:p text:style-name="P12"><text:span text:style-name="T13">2</text:span><text:span text:style-name="T12">pi* </text:span><text:span text:style-name="T8">150000000km/</text:span><text:span text:style-name="T9">8760h</text:span></text:p>
      <text:p text:style-name="P12">17123.<text:span text:style-name="T10">3km/</text:span><text:span text:style-name="T11">h</text:span></text:p>
      <text:p text:style-name="P12"/>
      <text:p text:style-name="P12"/>
      <text:p text:style-name="P13">5)</text:p>
      <text:p text:style-name="P14">a= 50.0</text:p>
      <text:p text:style-name="P14">b= 52.20153254455275</text:p>
      <text:p text:style-name="P14">c= 15.0</text:p>
      <text:p text:style-name="P14">alpha= 73.30075576600639</text:p>
      <text:p text:style-name="P14">beta= <text:s/>90.0</text:p>
      <text:p text:style-name="P14">gamma= 16.69924423399361 </text:p>
      <text:p text:style-name="P14"/>
      <text:p text:style-name="P14"/>
      <text:p text:style-name="P15">AB</text:p>
      <text:p text:style-name="P15">f(-2)=g(-2)</text:p>
      <text:p text:style-name="P15">f(2)=g(2)</text:p>
      <text:p text:style-name="P15">f´(-2)=g´(-2)</text:p>
      <text:p text:style-name="P15">f´(2)=g´(2)</text:p>
      <text:p text:style-name="P15"/>
      <text:p text:style-name="P16">f(x)=ax³+bx²+cx+d</text:p>
      <text:p text:style-name="P16">f´(x)=3ax²+2bx+cx</text:p>
      <text:p text:style-name="P16"/>
      <text:p text:style-name="P17">g´(x)=0</text:p>
      <text:p text:style-name="P17"/>
      <text:p text:style-name="P18">f´(2)=0</text:p>
      <text:p text:style-name="P18">6a<text:span text:style-name="T14">+4b+2c=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4T09:26:05.940000000</dc:date>
    <meta:editing-duration>PT1H22M2S</meta:editing-duration>
    <meta:editing-cycles>5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35" meta:word-count="69" meta:character-count="384" meta:non-whitespace-character-count="354"/>
  </office:meta>
</office:document-meta>
</file>